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Roboto Mono1" svg:font-family="'Roboto Mono'" style:font-family-generic="modern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Roboto Mono" svg:font-family="'Roboto Mono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51pt solid #000000" style:shadow="none">
        <style:tab-stops>
          <style:tab-stop style:position="7.5in" style:type="right"/>
        </style:tab-stops>
      </style:paragraph-properties>
    </style:style>
    <style:style style:name="P2" style:family="paragraph" style:parent-style-name="Command">
      <style:text-properties officeooo:paragraph-rsid="002f14a9"/>
    </style:style>
    <style:style style:name="P3" style:family="paragraph" style:parent-style-name="Command">
      <style:text-properties officeooo:paragraph-rsid="0032b66d"/>
    </style:style>
    <style:style style:name="P4" style:family="paragraph" style:parent-style-name="Command">
      <style:text-properties style:font-name="Roboto1" officeooo:paragraph-rsid="0032b66d"/>
    </style:style>
    <style:style style:name="P5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5016in"/>
          <style:tab-stop style:position="0.9374in"/>
        </style:tab-stops>
      </style:paragraph-properties>
      <style:text-properties officeooo:paragraph-rsid="0032b66d"/>
    </style:style>
    <style:style style:name="P6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4319in"/>
          <style:tab-stop style:position="0.4398in"/>
          <style:tab-stop style:position="0.5634in" style:type="center"/>
          <style:tab-stop style:position="0.9374in"/>
        </style:tab-stops>
      </style:paragraph-properties>
      <style:text-properties officeooo:paragraph-rsid="0032b66d"/>
    </style:style>
    <style:style style:name="P7" style:family="paragraph" style:parent-style-name="Command">
      <style:text-properties officeooo:rsid="0032b73e" officeooo:paragraph-rsid="0032b73e"/>
    </style:style>
    <style:style style:name="P8" style:family="paragraph" style:parent-style-name="Command">
      <style:text-properties officeooo:paragraph-rsid="0032b73e"/>
    </style:style>
    <style:style style:name="P9" style:family="paragraph" style:parent-style-name="Command">
      <style:text-properties officeooo:paragraph-rsid="0032f1fa"/>
    </style:style>
    <style:style style:name="P10" style:family="paragraph" style:parent-style-name="Command">
      <style:text-properties officeooo:paragraph-rsid="00351479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paragraph-rsid="001eb0df" style:font-weight-asian="normal" style:font-weight-complex="normal"/>
    </style:style>
    <style:style style:name="P12" style:family="paragraph" style:parent-style-name="Standard">
      <style:text-properties officeooo:paragraph-rsid="001eb0df"/>
    </style:style>
    <style:style style:name="P13" style:family="paragraph" style:parent-style-name="Standard">
      <style:paragraph-properties>
        <style:tab-stops>
          <style:tab-stop style:position="0.3701in" style:type="center"/>
          <style:tab-stop style:position="0.75in"/>
          <style:tab-stop style:position="1.25in"/>
        </style:tab-stops>
      </style:paragraph-properties>
      <style:text-properties officeooo:paragraph-rsid="001eb0df"/>
    </style:style>
    <style:style style:name="P14" style:family="paragraph" style:parent-style-name="Standard">
      <style:paragraph-properties fo:orphans="0" fo:widows="0" fo:hyphenation-ladder-count="no-limit"/>
      <style:text-properties style:font-name="Roboto1" officeooo:paragraph-rsid="0032b66d" fo:hyphenate="false" fo:hyphenation-remain-char-count="2" fo:hyphenation-push-char-count="2" loext:hyphenation-no-caps="false"/>
    </style:style>
    <style:style style:name="P15" style:family="paragraph" style:parent-style-name="Command">
      <style:paragraph-properties fo:break-before="page"/>
      <style:text-properties officeooo:paragraph-rsid="00351479"/>
    </style:style>
    <style:style style:name="P16" style:family="paragraph" style:parent-style-name="Command2">
      <style:text-properties officeooo:paragraph-rsid="0032b66d"/>
    </style:style>
    <style:style style:name="P17" style:family="paragraph" style:parent-style-name="Standard">
      <style:paragraph-properties fo:orphans="0" fo:widows="0" fo:hyphenation-ladder-count="no-limit"/>
      <style:text-properties fo:color="#000000" loext:opacity="100%" style:font-name="Arial1" fo:font-size="10pt" fo:language="en" fo:country="US" style:text-underline-style="none" fo:font-weight="normal" officeooo:paragraph-rsid="0032b66d" style:letter-kerning="true" style:font-size-asian="10pt" style:font-weight-asian="normal" fo:hyphenate="false" fo:hyphenation-remain-char-count="2" fo:hyphenation-push-char-count="2" loext:hyphenation-no-caps="false"/>
    </style:style>
    <style:style style:name="P18" style:family="paragraph" style:parent-style-name="Standard">
      <style:text-properties style:font-name="Roboto1" officeooo:paragraph-rsid="001eb0df"/>
    </style:style>
    <style:style style:name="P19" style:family="paragraph" style:parent-style-name="Standard">
      <style:text-properties style:font-name="Roboto1" style:text-underline-style="solid" style:text-underline-width="auto" style:text-underline-color="font-color" fo:font-weight="normal" officeooo:paragraph-rsid="001eb0df" style:font-weight-asian="normal" style:font-weight-complex="normal"/>
    </style:style>
    <style:style style:name="P20" style:family="paragraph" style:parent-style-name="Command">
      <style:text-properties style:font-name="Roboto Mono" fo:font-weight="bold" officeooo:rsid="0025c8dd" officeooo:paragraph-rsid="002f14a9" style:font-weight-asian="bold" style:font-weight-complex="bold"/>
    </style:style>
    <style:style style:name="P21" style:family="paragraph" style:parent-style-name="Command">
      <style:text-properties style:font-name="Roboto Mono" fo:font-weight="bold" officeooo:rsid="0025c8dd" officeooo:paragraph-rsid="0032f1fa" style:font-weight-asian="bold" style:font-weight-complex="bold"/>
    </style:style>
    <style:style style:name="P22" style:family="paragraph" style:parent-style-name="Command">
      <style:text-properties style:font-name="Roboto Mono" fo:font-weight="bold" officeooo:rsid="0025c8dd" officeooo:paragraph-rsid="0032b73e" style:font-weight-asian="bold" style:font-weight-complex="bold"/>
    </style:style>
    <style:style style:name="P23" style:family="paragraph" style:parent-style-name="Footer">
      <style:paragraph-properties fo:text-align="start" style:justify-single-word="false" fo:padding="0in" fo:border-left="none" fo:border-right="none" fo:border-top="0.51pt solid #000000" fo:border-bottom="none" style:shadow="none"/>
      <style:text-properties style:font-name="Roboto1"/>
    </style:style>
    <style:style style:name="P24" style:family="paragraph" style:parent-style-name="Heading">
      <style:text-properties style:font-name="Roboto1"/>
    </style:style>
    <style:style style:name="T1" style:family="text">
      <style:text-properties style:font-name="Arial" fo:font-size="12pt" fo:language="en" fo:country="US" fo:font-style="normal" fo:font-weight="normal" officeooo:rsid="0032b66d" style:font-size-asian="12pt" style:language-asian="en" style:country-asian="US" style:font-name-complex="Arial" style:font-size-complex="12pt"/>
    </style:style>
    <style:style style:name="T2" style:family="text">
      <style:text-properties style:font-name="Arial" fo:font-size="12pt" fo:font-style="normal" fo:font-weight="normal" style:font-size-asian="12pt" style:font-name-complex="Arial" style:font-size-complex="12pt"/>
    </style:style>
    <style:style style:name="T3" style:family="text">
      <style:text-properties style:font-name="Arial" fo:font-size="12pt" fo:font-style="normal" fo:font-weight="normal" style:font-size-asian="12pt" style:font-size-complex="12pt"/>
    </style:style>
    <style:style style:name="T4" style:family="text">
      <style:text-properties style:font-name="Arial" fo:font-size="14pt" officeooo:rsid="0032b66d" style:font-name-asian="Lucida Sans Unicode" style:font-size-asian="14pt" style:font-name-complex="Tahoma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loext:opacity="100%" style:font-name="Roboto" fo:font-size="10pt" fo:language="en" fo:country="US" officeooo:rsid="0025955e" style:letter-kerning="true" style:font-name-asian="Liberation Serif" style:font-size-asian="12pt" style:language-asian="hi" style:country-asian="IN" style:font-name-complex="Liberation Serif" style:font-size-complex="12pt"/>
    </style:style>
    <style:style style:name="T7" style:family="text">
      <style:text-properties fo:color="#000000" loext:opacity="100%" style:font-name="Roboto" fo:font-size="10pt" fo:language="en" fo:country="US" style:text-underline-style="none" fo:font-weight="normal" officeooo:rsid="00260ba9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8" style:family="text">
      <style:text-properties fo:color="#000000" loext:opacity="100%" style:font-name="Roboto" fo:font-size="10pt" fo:language="en" fo:country="US" style:text-underline-style="none" fo:font-weight="normal" officeooo:rsid="00256690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9" style:family="text">
      <style:text-properties fo:color="#000000" loext:opacity="100%" fo:font-size="10pt" fo:language="en" fo:country="US" style:text-underline-style="none" fo:font-weight="normal" officeooo:rsid="00270ac3" style:letter-kerning="true" style:font-size-asian="10pt" style:font-weight-asian="normal"/>
    </style:style>
    <style:style style:name="T10" style:family="text">
      <style:text-properties fo:color="#000000" loext:opacity="100%" fo:font-size="10pt" fo:language="en" fo:country="US" officeooo:rsid="0025955e" style:letter-kerning="true" style:font-name-asian="Liberation Serif" style:font-size-asian="12pt" style:language-asian="hi" style:country-asian="IN" style:font-name-complex="Liberation Serif" style:font-size-complex="12pt"/>
    </style:style>
    <style:style style:name="T11" style:family="text">
      <style:text-properties fo:color="#000000" loext:opacity="100%" style:font-name="Roboto Mono1" fo:font-size="10pt" fo:language="en" fo:country="US" style:text-underline-style="none" fo:font-weight="normal" officeooo:rsid="00270ac3" style:letter-kerning="true" style:font-size-asian="10pt" style:font-weight-asian="normal"/>
    </style:style>
    <style:style style:name="T12" style:family="text">
      <style:text-properties fo:color="#000000" loext:opacity="100%" style:font-name="Roboto Mono1" fo:font-size="10pt" fo:language="en" fo:country="US" style:text-underline-style="none" fo:font-weight="normal" officeooo:rsid="0032b73e" style:letter-kerning="true" style:font-size-asian="10pt" style:font-weight-asian="normal"/>
    </style:style>
    <style:style style:name="T13" style:family="text">
      <style:text-properties fo:color="#000000" loext:opacity="100%" style:font-name="Roboto1" fo:font-size="10pt" fo:language="en" fo:country="US" style:text-underline-style="none" fo:font-weight="normal" style:letter-kerning="true" style:font-size-asian="10pt" style:font-weight-asian="normal"/>
    </style:style>
    <style:style style:name="T14" style:family="text">
      <style:text-properties fo:color="#000000" loext:opacity="100%" style:font-name="Roboto1" fo:font-size="10pt" fo:language="en" fo:country="US" style:text-underline-style="none" fo:font-weight="normal" officeooo:rsid="0032b66d" style:letter-kerning="true" style:font-size-asian="10pt" style:font-weight-asian="normal"/>
    </style:style>
    <style:style style:name="T15" style:family="text">
      <style:text-properties fo:color="#000000" loext:opacity="100%" style:font-name="Roboto1" fo:font-size="10pt" fo:language="en" fo:country="US" style:text-underline-style="none" fo:font-weight="normal" officeooo:rsid="0032b73e" style:letter-kerning="true" style:font-size-asian="10pt" style:font-weight-asian="normal"/>
    </style:style>
    <style:style style:name="T16" style:family="text">
      <style:text-properties fo:color="#000000" loext:opacity="100%" style:font-name="Roboto1" fo:font-size="10pt" fo:language="en" fo:country="US" style:text-underline-style="none" fo:font-weight="normal" officeooo:rsid="00270ac3" style:letter-kerning="true" style:font-size-asian="10pt" style:font-weight-asian="normal"/>
    </style:style>
    <style:style style:name="T17" style:family="text">
      <style:text-properties fo:color="#000000" loext:opacity="100%" style:font-name="Roboto1" fo:font-size="10pt" fo:language="en" fo:country="US" style:text-underline-style="none" fo:font-weight="normal" officeooo:rsid="0032f1fa" style:letter-kerning="true" style:font-size-asian="10pt" style:font-weight-asian="normal"/>
    </style:style>
    <style:style style:name="T18" style:family="text">
      <style:text-properties fo:color="#000000" loext:opacity="100%" style:font-name="Roboto1" fo:font-size="10pt" fo:language="en" fo:country="US" style:text-underline-style="none" fo:font-weight="normal" officeooo:rsid="00260ba9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19" style:family="text">
      <style:text-properties officeooo:rsid="0025955e"/>
    </style:style>
    <style:style style:name="T20" style:family="text">
      <style:text-properties fo:language="en" fo:country="US" style:language-asian="hi" style:country-asian="IN"/>
    </style:style>
    <style:style style:name="T21" style:family="text">
      <style:text-properties fo:language="en" fo:country="US" officeooo:rsid="001fac6e" style:language-asian="hi" style:country-asian="IN"/>
    </style:style>
    <style:style style:name="T22" style:family="text">
      <style:text-properties fo:language="en" fo:country="US" style:text-underline-style="solid" style:text-underline-width="auto" style:text-underline-color="font-color" style:language-asian="hi" style:country-asian="IN"/>
    </style:style>
    <style:style style:name="T23" style:family="text">
      <style:text-properties fo:language="en" fo:country="US" style:text-underline-style="solid" style:text-underline-width="auto" style:text-underline-color="font-color" officeooo:rsid="00217ed9" style:language-asian="hi" style:country-asian="IN"/>
    </style:style>
    <style:style style:name="T24" style:family="text">
      <style:text-properties fo:language="en" fo:country="US" style:text-underline-style="none" officeooo:rsid="002588bc" style:language-asian="hi" style:country-asian="IN"/>
    </style:style>
    <style:style style:name="T25" style:family="text">
      <style:text-properties fo:language="en" fo:country="US" style:text-underline-style="none" officeooo:rsid="00270ac3" style:language-asian="hi" style:country-asian="IN"/>
    </style:style>
    <style:style style:name="T26" style:family="text">
      <style:text-properties fo:language="en" fo:country="US" style:text-underline-style="none" officeooo:rsid="002aec96" style:language-asian="hi" style:country-asian="IN"/>
    </style:style>
    <style:style style:name="T27" style:family="text">
      <style:text-properties style:text-underline-style="none" fo:font-weight="normal" officeooo:rsid="00260ba9" style:font-weight-asian="normal" style:font-weight-complex="normal"/>
    </style:style>
    <style:style style:name="T28" style:family="text">
      <style:text-properties style:text-underline-style="none" fo:font-weight="normal" officeooo:rsid="001eb0df" style:font-weight-asian="normal" style:font-weight-complex="normal"/>
    </style:style>
    <style:style style:name="T29" style:family="text">
      <style:text-properties style:text-underline-style="none" fo:font-weight="normal" officeooo:rsid="002588bc" style:font-weight-asian="normal" style:font-weight-complex="normal"/>
    </style:style>
    <style:style style:name="T30" style:family="text">
      <style:text-properties style:text-underline-style="none" fo:font-weight="normal" officeooo:rsid="00270ac3" style:font-weight-asian="normal"/>
    </style:style>
    <style:style style:name="T31" style:family="text">
      <style:text-properties style:text-underline-style="none" fo:font-weight="normal" officeooo:rsid="00270ac3" style:language-asian="en" style:country-asian="US" style:font-weight-asian="normal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32b73e" style:font-size-asian="12pt" style:font-size-complex="12pt"/>
    </style:style>
    <style:style style:name="T34" style:family="text">
      <style:text-properties fo:font-size="12pt" fo:language="en" fo:country="US" fo:font-style="normal" fo:font-weight="normal" officeooo:rsid="0032b66d" style:font-size-asian="12pt" style:language-asian="en" style:country-asian="US" style:font-name-complex="Arial" style:font-size-complex="12pt"/>
    </style:style>
    <style:style style:name="T35" style:family="text">
      <style:text-properties fo:font-size="12pt" fo:font-style="normal" fo:font-weight="normal" style:font-size-asian="12pt" style:font-name-complex="Arial" style:font-size-complex="12pt"/>
    </style:style>
    <style:style style:name="T36" style:family="text">
      <style:text-properties fo:font-size="12pt" fo:font-style="normal" fo:font-weight="normal" style:font-size-asian="12pt" style:font-size-complex="12pt"/>
    </style:style>
    <style:style style:name="T37" style:family="text">
      <style:text-properties officeooo:rsid="001e2d53"/>
    </style:style>
    <style:style style:name="T38" style:family="text">
      <style:text-properties officeooo:rsid="0024fd9f"/>
    </style:style>
    <style:style style:name="T39" style:family="text">
      <style:text-properties style:font-name="Roboto Mono"/>
    </style:style>
    <style:style style:name="T40" style:family="text">
      <style:text-properties style:font-name="Roboto Mono" fo:font-weight="bold" style:font-weight-asian="bold" style:font-weight-complex="bold"/>
    </style:style>
    <style:style style:name="T41" style:family="text">
      <style:text-properties style:font-name="Roboto Mono" fo:font-weight="bold" officeooo:rsid="002588bc" style:font-weight-asian="bold" style:font-weight-complex="bold"/>
    </style:style>
    <style:style style:name="T42" style:family="text">
      <style:text-properties style:font-name="Roboto Mono" fo:font-weight="bold" officeooo:rsid="0025c8dd" style:font-weight-asian="bold" style:font-weight-complex="bold"/>
    </style:style>
    <style:style style:name="T43" style:family="text">
      <style:text-properties style:font-name="Roboto Mono" fo:font-weight="bold" officeooo:rsid="002f14a9" style:font-weight-asian="bold" style:font-weight-complex="bold"/>
    </style:style>
    <style:style style:name="T44" style:family="text">
      <style:text-properties style:font-name="Roboto Mono" fo:font-weight="bold" officeooo:rsid="0032b73e" style:font-weight-asian="bold" style:font-weight-complex="bold"/>
    </style:style>
    <style:style style:name="T45" style:family="text">
      <style:text-properties style:font-name="Roboto Mono" fo:font-weight="bold" officeooo:rsid="0032f1fa" style:font-weight-asian="bold" style:font-weight-complex="bold"/>
    </style:style>
    <style:style style:name="T46" style:family="text">
      <style:text-properties style:font-name="Roboto Mono" officeooo:rsid="001eb0df"/>
    </style:style>
    <style:style style:name="T47" style:family="text">
      <style:text-properties style:font-name="Roboto Mono" officeooo:rsid="00217ed9"/>
    </style:style>
    <style:style style:name="T48" style:family="text">
      <style:text-properties style:font-name="Roboto Mono" fo:font-size="10pt" officeooo:rsid="00339924"/>
    </style:style>
    <style:style style:name="T49" style:family="text">
      <style:text-properties style:font-name="Roboto1" officeooo:rsid="00270ac3"/>
    </style:style>
    <style:style style:name="T50" style:family="text">
      <style:text-properties officeooo:rsid="001eb0df"/>
    </style:style>
    <style:style style:name="T51" style:family="text">
      <style:text-properties style:font-name="Roboto" fo:font-size="10pt" officeooo:rsid="001eb0df"/>
    </style:style>
    <style:style style:name="T52" style:family="text">
      <style:text-properties style:font-name="Roboto" fo:font-size="10pt" officeooo:rsid="001fac6e"/>
    </style:style>
    <style:style style:name="T53" style:family="text">
      <style:text-properties style:font-name="Roboto" fo:font-size="10pt" officeooo:rsid="00217ed9"/>
    </style:style>
    <style:style style:name="T54" style:family="text">
      <style:text-properties style:font-name="Roboto" fo:font-size="10pt" officeooo:rsid="002f14a9"/>
    </style:style>
    <style:style style:name="T55" style:family="text">
      <style:text-properties style:font-name="Roboto" fo:font-size="10pt" officeooo:rsid="0032b73e"/>
    </style:style>
    <style:style style:name="T56" style:family="text">
      <style:text-properties style:font-name="Roboto" fo:font-size="10pt" officeooo:rsid="0032f1fa"/>
    </style:style>
    <style:style style:name="T57" style:family="text">
      <style:text-properties style:font-name="Roboto" fo:font-size="10pt" officeooo:rsid="00339924"/>
    </style:style>
    <style:style style:name="T58" style:family="text">
      <style:text-properties officeooo:rsid="001fac6e"/>
    </style:style>
    <style:style style:name="T59" style:family="text">
      <style:text-properties style:text-underline-style="solid" style:text-underline-width="auto" style:text-underline-color="font-color" fo:font-weight="normal" style:language-asian="en" style:country-asian="US" style:font-weight-asian="normal" style:font-weight-complex="normal"/>
    </style:style>
    <style:style style:name="T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fo:font-weight="normal" officeooo:rsid="002588bc" style:font-weight-asian="normal" style:font-weight-complex="normal"/>
    </style:style>
    <style:style style:name="T62" style:family="text">
      <style:text-properties officeooo:rsid="00217ed9"/>
    </style:style>
    <style:style style:name="T63" style:family="text">
      <style:text-properties officeooo:rsid="0022ef58"/>
    </style:style>
    <style:style style:name="T64" style:family="text">
      <style:text-properties officeooo:rsid="00270ac3"/>
    </style:style>
    <style:style style:name="T65" style:family="text">
      <style:text-properties officeooo:rsid="00282684"/>
    </style:style>
    <style:style style:name="T66" style:family="text">
      <style:text-properties officeooo:rsid="0029b30d"/>
    </style:style>
    <style:style style:name="T67" style:family="text">
      <style:text-properties officeooo:rsid="002f14a9"/>
    </style:style>
    <style:style style:name="T68" style:family="text">
      <style:text-properties style:font-name="Times New Roman" fo:font-size="12pt" fo:font-style="italic" fo:font-weight="bold" officeooo:rsid="002f14a9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officeooo:rsid="0032b73e"/>
    </style:style>
    <style:style style:name="T70" style:family="text">
      <style:text-properties officeooo:rsid="0032f1fa"/>
    </style:style>
    <style:style style:name="T71" style:family="text">
      <style:text-properties officeooo:rsid="00339924"/>
    </style:style>
    <style:style style:name="T72" style:family="text">
      <style:text-properties style:font-name="Roboto1" fo:font-size="12pt" fo:language="en" fo:country="US" fo:font-style="normal" fo:font-weight="normal" officeooo:rsid="0032b66d" style:font-size-asian="12pt" style:language-asian="en" style:country-asian="US" style:font-name-complex="Arial" style:font-size-complex="12pt"/>
    </style:style>
    <style:style style:name="T73" style:family="text">
      <style:text-properties style:font-name="Roboto1" fo:font-size="12pt" fo:font-style="normal" fo:font-weight="normal" style:font-size-asian="12pt" style:font-name-complex="Arial" style:font-size-complex="12pt"/>
    </style:style>
    <style:style style:name="T74" style:family="text">
      <style:text-properties style:font-name="Roboto1" fo:font-size="12pt" fo:font-style="normal" fo:font-weight="normal" style:font-size-asian="12pt" style:font-size-complex="12pt"/>
    </style:style>
    <style:style style:name="T75" style:family="text">
      <style:text-properties style:font-name="Roboto1" style:text-underline-style="none" fo:font-weight="normal" officeooo:rsid="00260ba9" style:font-weight-asian="normal" style:font-weight-complex="normal"/>
    </style:style>
    <style:style style:name="T76" style:family="text">
      <style:text-properties style:font-name="Roboto1" style:text-underline-style="none" fo:font-weight="normal" officeooo:rsid="001eb0df" style:font-weight-asian="normal" style:font-weight-complex="normal"/>
    </style:style>
    <style:style style:name="T77" style:family="text">
      <style:text-properties fo:font-size="14pt" officeooo:rsid="0032b66d" style:font-name-asian="Lucida Sans Unicode" style:font-size-asian="14pt" style:font-name-complex="Tahoma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77">Servo</text:span><text:span text:style-name="T63"> c</text:span>ommand-response protocol</text:p>
      <text:p text:style-name="P18">All command<text:span text:style-name="T19"> messages </text:span>must be terminated with a two-byte CRC code followed by ETX {0x03}.<text:span text:style-name="T50"> </text:span>All controller response<text:span text:style-name="T19"> messages</text:span> <text:span text:style-name="T10">are</text:span> terminated with a two-byte CRC code followed by ETX.<text:span text:style-name="T50"> </text:span>Except as a terminating character, and possibly as a byte in the CRC code, ETX may not appear in any <text:span text:style-name="T10">message</text:span>.</text:p>
      <text:p text:style-name="P18"/>
      <text:p text:style-name="P19">Command <text:span text:style-name="T20">format</text:span> details</text:p>
      <text:p text:style-name="P12"><text:span text:style-name="T75">Messages may contain multiple commands, separated by </text:span><text:span text:style-name="T76">whitespace (</text:span><text:span text:style-name="T75">spaces, tabs, new lines, </text:span><text:span text:style-name="T18">or </text:span><text:span text:style-name="T75">carriage </text:span><text:span text:style-name="T27">returns</text:span><text:span text:style-name="T28">)</text:span><text:span text:style-name="T8">.</text:span></text:p>
      <text:p text:style-name="P13">[<text:span text:style-name="Variable"><text:span text:style-name="T32">n</text:span></text:span>] indicates that a <text:span text:style-name="T20">whole </text:span>number is expected.</text:p>
      <text:p text:style-name="P13">[<text:span text:style-name="Variable"><text:span text:style-name="T32">d</text:span></text:span>] indicates that a decimal number is expected. A whole number is acceptable.<text:span text:style-name="T20"> </text:span>Any digits provided beyond the expected precision are ignored. <text:span text:style-name="T20">For example,</text:span> <text:span text:style-name="T20">"3", "-4.7", and "134.00" are all acceptable decimal inputs.</text:span></text:p>
      <text:p text:style-name="P12"/>
      <text:p text:style-name="P11">Response format details</text:p>
      <text:p text:style-name="P12"><text:span text:style-name="T50">In controller report templates, '</text:span><text:span text:style-name="T46">#</text:span><text:span text:style-name="T50">' represents a numeric digit, '</text:span><text:span text:style-name="T46">.</text:span><text:span text:style-name="T50">', a decimal point, '</text:span><text:span text:style-name="T46">-</text:span><text:span text:style-name="T50">', a negative symbol. </text:span><text:span text:style-name="T51">O</text:span><text:span text:style-name="T50">ther template symbols represent characters</text:span><text:span text:style-name="T69"> that may be non-numeric</text:span><text:span text:style-name="T50">. When a reported number is positive, the</text:span> <text:span text:style-name="T52">negative </text:span><text:span text:style-name="T20">symbol</text:span> <text:span text:style-name="T50">is replaced with </text:span>a space<text:span text:style-name="T50">,</text:span> so th<text:span text:style-name="T58">e</text:span> message length <text:span text:style-name="T20">remain</text:span><text:span text:style-name="T21">s</text:span> fixed.</text:p>
      <text:p text:style-name="P12"/>
      <text:p text:style-name="Command"><text:span text:style-name="T31"><text:tab/></text:span><text:span text:style-name="T59">C</text:span><text:span text:style-name="T60">ommand</text:span><text:span text:style-name="T29"><text:tab/></text:span><text:span text:style-name="T61">Description</text:span></text:p>
      <text:p text:style-name="Command"><text:span text:style-name="T41"><text:tab/></text:span><text:span text:style-name="T40">r</text:span><text:tab/><text:span text:style-name="T20">Request a </text:span>status report.</text:p>
      <text:p text:style-name="Command"/>
      <text:p text:style-name="Command"><text:span text:style-name="T25"><text:tab/></text:span><text:span text:style-name="T24"><text:tab/></text:span><text:span text:style-name="T22">Response </text:span><text:span text:style-name="T23">format template</text:span></text:p>
      <text:p text:style-name="P4"><text:span text:style-name="T64"><text:tab/><text:tab/></text:span><text:span text:style-name="T9">"</text:span><text:span text:style-name="T11">##### ##### ##### #####</text:span><text:span text:style-name="T9">" (23 bytes + "</text:span><text:span text:style-name="Mono"><text:span text:style-name="T30">\r\n</text:span></text:span><text:span text:style-name="T9">")</text:span></text:p>
      <text:p text:style-name="P17"/>
      <text:p text:style-name="P3"><text:span text:style-name="T64"><text:tab/><text:tab/></text:span>The values represented by the symbols in the template above are, in sequence:</text:p>
      <text:p text:style-name="P6"><text:span text:style-name="T65"><text:tab/><text:tab/><text:tab/></text:span><text:span text:style-name="T13">Command/setpoint (</text:span><text:span text:style-name="T15">the </text:span><text:span text:style-name="T13">commanded </text:span><text:span text:style-name="T17">movement</text:span><text:span text:style-name="T13">, in position units)</text:span></text:p>
      <text:p text:style-name="P6"><text:span text:style-name="T14"><text:tab/></text:span><text:span text:style-name="T13"><text:tab/><text:tab/>Position (</text:span><text:span text:style-name="T17">how far the servo has moved since the beginning of the current movement</text:span><text:span text:style-name="T13">)</text:span></text:p>
      <text:p text:style-name="P6"><text:span text:style-name="T14"><text:tab/></text:span><text:span text:style-name="T13"><text:tab/><text:tab/>Control output (motor drive power level)</text:span></text:p>
      <text:p text:style-name="P5"><text:span text:style-name="T65"><text:tab/><text:tab/><text:tab/></text:span>Error (sum of active codes from the following list)</text:p>
      <text:p text:style-name="P16"><text:span text:style-name="T65"><text:tab/><text:tab/><text:tab/></text:span><text:tab/>0<text:tab/>No error</text:p>
      <text:p text:style-name="P16"><text:span text:style-name="T14"><text:tab/></text:span><text:span text:style-name="T13"><text:tab/><text:tab/><text:tab/>1<text:tab/></text:span><text:span text:style-name="T14">ADC out of range</text:span></text:p>
      <text:p text:style-name="P16"><text:span text:style-name="T14"><text:tab/></text:span><text:span text:style-name="T13"><text:tab/><text:tab/><text:tab/>2<text:tab/>RS232 input buffer overflow</text:span></text:p>
      <text:p text:style-name="P16"><text:span text:style-name="T14"><text:tab/></text:span><text:span text:style-name="T13"><text:tab/><text:tab/><text:tab/>4<text:tab/>RS232 CRC error</text:span></text:p>
      <text:p text:style-name="P16"><text:span text:style-name="T14"><text:tab/></text:span><text:span text:style-name="T13"><text:tab/><text:tab/><text:tab/>8<text:tab/>unrecognized command from RS232</text:span></text:p>
      <text:p text:style-name="P16"><text:span text:style-name="T14"><text:tab/></text:span><text:span text:style-name="T13"><text:tab/><text:tab/><text:tab/>16<text:tab/></text:span><text:span text:style-name="T14">invalid device channel</text:span></text:p>
      <text:p text:style-name="P16"><text:span text:style-name="T14"><text:tab/></text:span><text:span text:style-name="T13"><text:tab/><text:tab/><text:tab/></text:span><text:span text:style-name="T14">32</text:span><text:span text:style-name="T13"><text:tab/>datalogging time interval out of range (0..255)</text:span></text:p>
      <text:p text:style-name="P16"><text:span text:style-name="T14"><text:tab/></text:span><text:span text:style-name="T13"><text:tab/><text:tab/><text:tab/></text:span><text:span text:style-name="T14">64</text:span><text:span text:style-name="T13"><text:tab/></text:span><text:span text:style-name="T14">i</text:span><text:span text:style-name="T13">nvalid position commanded</text:span></text:p>
      <text:p text:style-name="P14"/>
      <text:p text:style-name="P2"><text:span text:style-name="T42"><text:tab/></text:span><text:span text:style-name="T43">r</text:span>[<text:span text:style-name="Variable"><text:span text:style-name="T32">n</text:span></text:span>]<text:tab/><text:span text:style-name="T67">Start datalogging, or stop, if </text:span><text:span text:style-name="T68">n</text:span><text:span text:style-name="T67"> is 0. </text:span><text:span text:style-name="T54">I</text:span><text:span text:style-name="T67">ssue a controller status report every </text:span><text:span text:style-name="T68">n</text:span><text:span text:style-name="T69">/8 </text:span><text:span text:style-name="T67">seconds. [0..</text:span><text:span text:style-name="T69">255</text:span><text:span text:style-name="T67">]</text:span></text:p>
      <text:p text:style-name="P7"><text:tab/><text:tab/><text:tab/>(e.g., "r1" means report 8 times per second)</text:p>
      <text:p text:style-name="P20"/>
      <text:p text:style-name="P9"><text:span text:style-name="T42"><text:tab/></text:span><text:span text:style-name="T44">g</text:span>[<text:span text:style-name="Variable"><text:span text:style-name="T32">n</text:span></text:span>]<text:tab/><text:span text:style-name="T55">Move the servo </text:span><text:span text:style-name="Variable"><text:span text:style-name="T33">n</text:span></text:span><text:span text:style-name="T55"> position units.</text:span><text:span text:style-name="T67"> [0..</text:span><text:span text:style-name="T69">255</text:span><text:span text:style-name="T67">]</text:span><text:span text:style-name="T70"> </text:span><text:span text:style-name="T69">A position unit is 3.75 degrees; 96 positions is one full turn.</text:span></text:p>
      <text:p text:style-name="P21"/>
      <text:p text:style-name="P8"><text:span text:style-name="T42"><text:tab/></text:span><text:span text:style-name="T44">s</text:span><text:tab/><text:span text:style-name="T37">S</text:span><text:span text:style-name="T55">top</text:span><text:span text:style-name="T56"> any movement</text:span><text:span text:style-name="T38">.</text:span></text:p>
      <text:p text:style-name="P9"><text:span text:style-name="T42"><text:tab/></text:span><text:span text:style-name="T45">c</text:span><text:tab/><text:span text:style-name="T37">S</text:span><text:span text:style-name="T55">top</text:span><text:span text:style-name="T56"> any movement</text:span><text:span text:style-name="T38">.</text:span><text:span text:style-name="T70"> Clear</text:span></text:p>
      <text:p text:style-name="P21"/>
      <text:p text:style-name="P8"><text:span text:style-name="T42"><text:tab/></text:span><text:span text:style-name="T44">h</text:span><text:tab/><text:span text:style-name="T55">Show </text:span><text:span text:style-name="T56">a </text:span><text:span text:style-name="T55">report header</text:span><text:span text:style-name="T38">.</text:span></text:p>
      <text:p text:style-name="P8"/>
      <text:p text:style-name="P8"><text:span text:style-name="T25"><text:tab/></text:span><text:span text:style-name="T24"><text:tab/></text:span><text:span text:style-name="T22">Response</text:span></text:p>
      <text:p text:style-name="P10"><text:span text:style-name="T49"><text:tab/><text:tab/></text:span><text:span text:style-name="T16">"</text:span><text:span text:style-name="T12">--Cmd</text:span><text:span text:style-name="T11"> </text:span><text:span text:style-name="T12">--Pos</text:span><text:span text:style-name="T11"> </text:span><text:span text:style-name="T12">--CO</text:span><text:span text:style-name="T11"> </text:span><text:span text:style-name="T12">Error</text:span><text:span text:style-name="T16">" (23 bytes + "</text:span><text:span text:style-name="Mono"><text:span text:style-name="T30">\r\n</text:span></text:span><text:span text:style-name="T16">")</text:span></text:p>
      <text:p text:style-name="P15"><text:span text:style-name="T42"><text:tab/></text:span><text:span text:style-name="T40">z</text:span><text:tab/><text:span text:style-name="T63">S</text:span>how program data<text:span text:style-name="T63">.</text:span></text:p>
      <text:p text:style-name="Command"/>
      <text:p text:style-name="Command"><text:span text:style-name="T26"><text:tab/><text:tab/></text:span><text:span text:style-name="T22">Response </text:span><text:span text:style-name="T23">format template</text:span></text:p>
      <text:p text:style-name="Command"><text:tab/><text:tab/>"<text:span text:style-name="T39">Aeon Laboratories </text:span><text:span text:style-name="T48">Servo</text:span><text:span text:style-name="T39"> V.########-####</text:span>"<text:span text:style-name="T62"> <text:s/>(</text:span><text:span text:style-name="T53">3</text:span><text:span text:style-name="T57">9</text:span><text:span text:style-name="T62"> bytes + "</text:span><text:span text:style-name="T47">\r\n</text:span><text:span text:style-name="T62">")</text:span></text:p>
      <text:p text:style-name="Command"/>
      <text:p text:style-name="Command"><text:span text:style-name="T66"><text:tab/><text:tab/>The </text:span><text:span text:style-name="T71"># symbols represent </text:span><text:span text:style-name="T66">the </text:span><text:span text:style-name="T57">servo </text:span><text:span text:style-name="T66">firmware version.</text:span></text:p>
      <text:p text:style-name="Command"/>
      <text:p text:style-name="P7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Roboto Mono1" svg:font-family="'Roboto Mono'" style:font-family-generic="modern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Roboto Mono" svg:font-family="'Roboto Mono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0.3701in" style:type="center"/>
          <style:tab-stop style:position="0.75in"/>
          <style:tab-stop style:position="1.25in"/>
        </style:tab-stops>
      </style:paragraph-properties>
      <style:text-properties style:font-name="Roboto" fo:font-family="Roboto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alutation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Command" style:family="paragraph" style:parent-style-name="Standard">
      <loext:graphic-properties draw:fill="none" draw:fill-color="#99ccff"/>
      <style:paragraph-properties fo:margin-left="0.75in" fo:margin-right="0in" fo:text-indent="-0.75in" style:auto-text-indent="false" fo:background-color="transparent" style:writing-mode="lr-tb">
        <style:tab-stops>
          <style:tab-stop style:position="-0.3799in" style:type="center"/>
          <style:tab-stop style:position="0.2508in"/>
          <style:tab-stop style:position="0.5016in"/>
          <style:tab-stop style:position="0.752in"/>
        </style:tab-stops>
      </style:paragraph-properties>
    </style:style>
    <style:style style:name="Command2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5016in" style:type="center"/>
          <style:tab-stop style:position="0.752in"/>
        </style:tab-stops>
      </style:paragraph-properties>
    </style:style>
    <style:style style:name="Default_20_Paragraph_20_Font" style:display-name="Default Paragraph Font" style:family="text">
      <style:text-properties fo:font-size="12pt" fo:language="en" fo:country="US" style:language-asian="en" style:country-asian="US" style:font-size-complex="12pt"/>
    </style:style>
    <style:style style:name="page_20_number" style:display-name="page number" style:family="text" style:parent-style-name="Default_20_Paragraph_20_Fon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Variable" style:family="text">
      <style:text-properties style:font-name="Times New Roman1" fo:font-family="'Times New Roman'" style:font-style-name="Bold Italic" style:font-family-generic="roman" style:font-pitch="variable" fo:font-style="italic" fo:font-weight="bold" style:font-style-asian="italic" style:font-style-complex="italic"/>
    </style:style>
    <style:style style:name="Mono" style:family="text">
      <style:text-properties fo:color="#000000" loext:opacity="100%" style:font-name="Roboto Mono" fo:font-family="'Roboto Mono'" style:font-pitch="variable" fo:font-size="10pt" fo:language="en" fo:country="US" style:letter-kerning="true" style:font-name-asian="Liberation Serif" style:font-family-asian="'Liberation Serif'" style:font-family-generic-asian="system" style:font-pitch-asian="variable" style:font-size-asian="12pt" style:language-asian="hi" style:country-asian="IN" style:font-name-complex="Liberation Serif" style:font-family-complex="'Liberation Serif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style style:name="MP1" style:family="paragraph" style:parent-style-name="header">
      <style:paragraph-properties fo:padding="0in" fo:border-left="none" fo:border-right="none" fo:border-top="none" fo:border-bottom="0.51pt solid #000000" style:shadow="none">
        <style:tab-stops>
          <style:tab-stop style:position="7.5in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in" fo:border-left="none" fo:border-right="none" fo:border-top="0.51pt solid #000000" fo:border-bottom="none" style:shadow="none"/>
      <style:text-properties style:font-name="Roboto1"/>
    </style:style>
    <style:style style:name="MT1" style:family="text">
      <style:text-properties style:font-name="Roboto1" fo:font-size="12pt" fo:language="en" fo:country="US" fo:font-style="normal" fo:font-weight="normal" officeooo:rsid="0032b66d" style:font-size-asian="12pt" style:language-asian="en" style:country-asian="US" style:font-name-complex="Arial" style:font-size-complex="12pt"/>
    </style:style>
    <style:style style:name="MT2" style:family="text">
      <style:text-properties style:font-name="Roboto1" fo:font-size="12pt" fo:font-style="normal" fo:font-weight="normal" style:font-size-asian="12pt" style:font-name-complex="Arial" style:font-size-complex="12pt"/>
    </style:style>
    <style:style style:name="MT3" style:family="text">
      <style:text-properties style:font-name="Roboto1" fo:font-size="12pt" fo:font-style="normal" fo:font-weight="normal" style:font-size-asian="12pt" style:font-size-complex="12pt"/>
    </style:style>
    <style:style style:name="MT4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>
        <style:header-footer-properties fo:min-height="0.4in" fo:margin-left="0in" fo:margin-right="0in" fo:margin-top="0.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Servo comm protocol</text:span></text:span><text:span text:style-name="page_20_number"><text:span text:style-name="MT2"><text:tab/>Page </text:span></text:span><text:span text:style-name="MT3"><text:page-number style:num-format="1" text:select-page="current">2</text:page-number></text:span><text:span text:style-name="page_20_number"><text:span text:style-name="MT2"><text:s/>of </text:span></text:span><text:span text:style-name="page_20_number"><text:span text:style-name="MT2"><text:page-count>2</text:page-count></text:span></text:span></text:p>
      </style:header>
      <style:footer>
        <text:p text:style-name="MP2"><text:span text:style-name="MT4">Aeon Laboratories</text:span><text:tab/><text:tab/><text:date style:data-style-name="N121" text:date-value="2022-07-14T19:52:16.031000129" text:fixed="true">7/14/2022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Jim Wilson</meta:initial-creator>
    <meta:creation-date>2009-11-20T12:53:34</meta:creation-date>
    <dc:date>2022-07-14T21:05:16.564000000</dc:date>
    <meta:editing-cycles>43</meta:editing-cycles>
    <meta:editing-duration>P2DT14H57M11S</meta:editing-duration>
    <meta:printed-by>Jim Wilson</meta:printed-by>
    <meta:print-date>2010-07-16T15:38:22.74</meta:print-date>
    <dc:creator>Jim Wilson</dc:creator>
    <meta:document-statistic meta:table-count="0" meta:image-count="0" meta:object-count="0" meta:page-count="2" meta:paragraph-count="39" meta:word-count="371" meta:character-count="2334" meta:non-whitespace-character-count="1932"/>
    <meta:user-defined meta:name="Info 1"/>
    <meta:user-defined meta:name="Info 2"/>
    <meta:user-defined meta:name="Info 3"/>
    <meta:user-defined meta:name="Info 4"/>
  </office:meta>
</office:document-meta>
</file>